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875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8.33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364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10.4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5" style:family="table-cell" style:parent-style-name="Default" style:data-style-name="N100">
      <style:table-cell-properties fo:background-color="#ff3838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100">
      <style:table-cell-properties fo:background-color="#729fc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fo:background-color="#dee6e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00">
      <style:table-cell-properties fo:background-color="#b4c7dc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fo:background-color="#ff7b5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fo:background-color="#ff6d6d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Criar conta do utilizador'.B18">
          <table:help-message table:display="true"/>
          <table:error-message table:message-type="stop" table:display="true"/>
        </table:content-validation>
      </table:content-validations>
      <table:table table:name="Criar conta do utilizado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7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92"/>
          <table:table-cell table:style-name="ce42" office:value-type="string" calcext:value-type="string">
            <text:p>Criar conta do utilizador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89" office:value-type="string" calcext:value-type="string" table:number-columns-spanned="2" table:number-rows-spanned="1">
            <text:p>DESCRIÇÃO:</text:p>
          </table:table-cell>
          <table:covered-table-cell table:style-name="ce93"/>
          <table:table-cell table:style-name="ce79" office:value-type="string" calcext:value-type="string">
            <text:p>Ator cria cont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table-cell table:style-name="ce20" office:value-type="string" calcext:value-type="string" table:number-columns-spanned="2" table:number-rows-spanned="1">
            <text:p>CENÁRIOS:</text:p>
          </table:table-cell>
          <table:covered-table-cell table:style-name="ce23"/>
          <table:table-cell table:style-name="ce97" office:value-type="string" calcext:value-type="string">
            <text:p>O Jorge cria uma cont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PRÉ-CONDIÇÃO: </text:p>
          </table:table-cell>
          <table:covered-table-cell table:style-name="ce94"/>
          <table:table-cell table:style-name="ce79" office:value-type="string" calcext:value-type="string" table:number-columns-spanned="1" table:number-rows-spanned="2">
            <text:p>True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covered-table-cell table:style-name="ce98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51" office:value-type="string" calcext:value-type="string" table:number-columns-spanned="1" table:number-rows-spanned="2">
            <text:p>Sistema cria uma conta para o Ator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3"/>
          <table:covered-table-cell table:style-name="ce95"/>
          <table:covered-table-cell table:style-name="ce99"/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2" table:number-rows-spanned="8">
            <text:p>FLUXO NORMAL:</text:p>
          </table:table-cell>
          <table:covered-table-cell table:style-name="ce6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6"/>
          <table:covered-table-cell table:style-name="ce96"/>
          <table:table-cell table:style-name="ce79" office:value-type="string" calcext:value-type="string">
            <text:p>1. Ator solicita a criação de uma cont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6"/>
          <table:covered-table-cell table:style-name="ce96"/>
          <table:table-cell table:style-name="ce79" office:value-type="string" calcext:value-type="string">
            <text:p>2. Sistema solicita dados necessárias para a criação da cont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6"/>
          <table:covered-table-cell table:style-name="ce96"/>
          <table:table-cell table:style-name="ce79" office:value-type="string" calcext:value-type="string">
            <text:p>3. Ator apresenta os dad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6"/>
          <table:covered-table-cell table:style-name="ce96"/>
          <table:table-cell table:style-name="ce79" office:value-type="string" calcext:value-type="string">
            <text:p>4. Sistema valida os dad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6"/>
          <table:covered-table-cell table:style-name="ce96"/>
          <table:table-cell table:style-name="ce79" office:value-type="string" calcext:value-type="string">
            <text:p>5. Sistema cria uma conta para o Ato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6"/>
          <table:covered-table-cell table:style-name="ce96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6"/>
          <table:covered-table-cell table:style-name="ce96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25"/>
          <table:table-cell table:style-name="ce51" office:value-type="string" calcext:value-type="string">
            <text:p>[Utilizador já existe no sistema] (passo 5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6"/>
          <table:covered-table-cell table:style-name="ce25"/>
          <table:table-cell table:style-name="ce51" office:value-type="string" calcext:value-type="string">
            <text:p><text:span text:style-name="T1">5.1 </text:span>Sistema não valida os dados e avisa o Ato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/>
      <number:text>-</number:text>
      <number:month number:textual="true"/>
      <number:text>-</number:text>
      <number:year/>
    </number:dat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7P0"/>
    </number:currency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number number:decimal-places="2" number:min-decimal-places="2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2P0"/>
    </number:number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time-style style:name="N159">
      <number:minutes number:style="long"/>
      <number:text>:</number:text>
      <number:seconds number:style="long" number:decimal-places="1"/>
    </number:time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3">
      <number:hours/>
      <number:text>:</number:text>
      <number:minutes number:style="long"/>
    </number:time-style>
    <number:time-style style:name="N164">
      <number:hours/>
      <number:text>:</number:text>
      <number:minutes number:style="long"/>
      <number:text>:</number:text>
      <number:seconds number:style="long"/>
    </number:time-style>
    <number:date-style style:name="N16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  </number:text>
    </number:number-style>
    <number:number-style style:name="N16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>   </number:text>
    </number:number-style>
    <number:number-style style:name="N17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0P0"/>
    </number:number-style>
    <number:currency-style style:name="N17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4P2" style:volatile="true">
      <number:currency-symbol/>
      <number:fill-character> </number:fill-character>
      <number:text>-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2" number:min-decimal-places="2" number:min-integer-digits="1" number:grouping="true"/>
      <number:text>   </number:text>
    </number:number-style>
    <number:number-style style:name="N17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5P0"/>
    </number:number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9P2" style:volatile="true">
      <number:text> </number:text>
      <number:fill-character> </number:fill-character>
      <number:text>-   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3P2" style:volatile="true">
      <number:text> </number:text>
      <number:fill-character> </number:fill-character>
      <number:text>- €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> </number:text>
      <number:fill-character> </number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96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-00-0000</text:date>, <text:time style:data-style-name="N2" text:time-value="18:51:21.7324099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3T19:12:17.177548121</dc:date>
    <meta:generator>LibreOffice/24.2.5.2$Linux_X86_64 LibreOffice_project/420$Build-2</meta:generator>
    <meta:editing-duration>PT3H55M16S</meta:editing-duration>
    <meta:editing-cycles>38</meta:editing-cycles>
    <meta:document-statistic meta:table-count="1" meta:cell-count="23" meta:object-count="0"/>
    <meta:user-defined meta:name="AppVersion">16.0300</meta:user-defined>
  </office:meta>
</office:document-meta>
</file>